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3" style:master-page-name="MP0" style:family="paragraph">
      <style:paragraph-properties fo:break-before="page"/>
    </style:style>
    <style:style style:name="P2" style:parent-style-name="Listeafsnit" style:family="paragraph"/>
    <style:style style:name="P3" style:parent-style-name="Listeafsnit" style:family="paragraph"/>
  </office:automatic-styles>
  <office:body>
    <office:text text:use-soft-page-breaks="true">
      <text:h text:style-name="P1" text:outline-level="3">Spørgsmål &amp; To-do</text:h>
      <text:list text:style-name="LFO1" text:continue-numbering="true">
        <text:list-item>
          <text:p text:style-name="P2">Vi skal have oprettet objekter af klub og spillere til GUI<text:s/>i søgefeltet<text:s/>– hvordan?</text:p>
        </text:list-item>
        <text:list-item>
          <text:p text:style-name="P3">Hvordan skal vi implementere See, hear osv. I IT o Organisations delen af rapporten?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Overskrift3Tegn" style:display-name="Overskrift 3 Tegn" style:family="text" style:parent-style-name="Standardskrifttypeiafsni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ne Andersen</meta:initial-creator>
    <dc:creator>Stine Andersen</dc:creator>
    <meta:creation-date>2014-11-22T13:20:00Z</meta:creation-date>
    <dc:date>2014-11-22T14:58:00Z</dc:date>
    <meta:template xlink:href="Normal" xlink:type="simple"/>
    <meta:editing-cycles>2</meta:editing-cycles>
    <meta:editing-duration>PT2760S</meta:editing-duration>
    <meta:document-statistic meta:page-count="1" meta:paragraph-count="1" meta:word-count="26" meta:character-count="186" meta:row-count="1" meta:non-whitespace-character-count="161"/>
  </office:meta>
</office:document-meta>
</file>